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ft Page Break Paragraph</text:h>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One two three four five six seven height nine teen eleven twelve thirteen fourteen fifteen sixteen <text:soft-page-break/>seventeen eighteen nineteen twenty twenty one twenty two twenty three twenty four twenty five twenty six twenty seven twenty height twenty ni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Spiewak</meta:initial-creator>
    <meta:creation-date>2009-06-25T15:40:04</meta:creation-date>
    <dc:date>2009-08-31T15:22:39</dc:date>
    <dc:creator>Vincent Spiewak</dc:creator>
    <meta:editing-duration>PT00H07M37S</meta:editing-duration>
    <meta:editing-cycles>4</meta:editing-cycles>
    <meta:generator>OpenOffice.org/3.1$Unix OpenOffice.org_project/310m11$Build-9399</meta:generator>
    <meta:document-statistic meta:table-count="0" meta:image-count="0" meta:object-count="0" meta:page-count="2" meta:paragraph-count="9" meta:word-count="748" meta:character-count="3794"/>
  </office:meta>
</office:document-meta>
</file>